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fenced open="[" close="]">
                <mrow>
                  <mtable>
                    <mtr>
                      <mtd>
                        <mrow>
                          <mrow>
                            <mrow>
                              <mi mathvariant="italic">ap</mi>
                              <mo stretchy="false">+</mo>
                              <mi mathvariant="italic">aq</mi>
                            </mrow>
                            <mo stretchy="false">+</mo>
                            <mi mathvariant="italic">bq</mi>
                          </mrow>
                        </mrow>
                      </mtd>
                    </mtr>
                    <mtr>
                      <mtd>
                        <mrow>
                          <mrow>
                            <mi mathvariant="italic">aq</mi>
                            <mo stretchy="false">+</mo>
                            <mi mathvariant="italic">bp</mi>
                          </mrow>
                        </mrow>
                      </mtd>
                    </mtr>
                  </mtable>
                </mrow>
              </mfenced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i>p</mi>
                            <mo stretchy="false">+</mo>
                            <mi>q</mi>
                          </mrow>
                        </mrow>
                      </mtd>
                      <mtd>
                        <mrow>
                          <mi>q</mi>
                        </mrow>
                      </mtd>
                    </mtr>
                    <mtr>
                      <mtd>
                        <mrow>
                          <mi>q</mi>
                        </mrow>
                      </mtd>
                      <mtd>
                        <mrow>
                          <mi>p</mi>
                        </mrow>
                      </mtd>
                    </mtr>
                  </mtable>
                </mrow>
              </mfenced>
            </mrow>
            <mfenced open="[" close="]">
              <mrow>
                <mtable>
                  <mtr>
                    <mtd>
                      <mrow>
                        <mi>a</mi>
                      </mrow>
                    </mtd>
                  </mtr>
                  <mtr>
                    <mtd>
                      <mrow>
                        <mi>b</mi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row>
              <msub>
                <mi>T</mi>
                <mi mathvariant="italic">pq</mi>
              </msub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i>p</mi>
                            <mo stretchy="false">+</mo>
                            <mi>q</mi>
                          </mrow>
                        </mrow>
                      </mtd>
                      <mtd>
                        <mrow>
                          <mi>q</mi>
                        </mrow>
                      </mtd>
                    </mtr>
                    <mtr>
                      <mtd>
                        <mrow>
                          <mi>q</mi>
                        </mrow>
                      </mtd>
                      <mtd>
                        <mrow>
                          <mi>p</mi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bsup>
                <mi>T</mi>
                <mi mathvariant="italic">pq</mi>
                <mn>2</mn>
              </msubsup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i>p</mi>
                            <mo stretchy="false">+</mo>
                            <mi>q</mi>
                          </mrow>
                        </mrow>
                      </mtd>
                      <mtd>
                        <mrow>
                          <mi>q</mi>
                        </mrow>
                      </mtd>
                    </mtr>
                    <mtr>
                      <mtd>
                        <mrow>
                          <mi>q</mi>
                        </mrow>
                      </mtd>
                      <mtd>
                        <mrow>
                          <mi>p</mi>
                        </mrow>
                      </mtd>
                    </mtr>
                  </mtable>
                </mrow>
              </mfenced>
            </mrow>
            <mrow>
              <mrow>
                <mfenced open="[" close="]">
                  <mrow>
                    <mtable>
                      <mtr>
                        <mtd>
                          <mrow>
                            <mrow>
                              <mi>p</mi>
                              <mo stretchy="false">+</mo>
                              <mi>q</mi>
                            </mrow>
                          </mrow>
                        </mtd>
                        <mtd>
                          <mrow>
                            <mi>q</mi>
                          </mrow>
                        </mtd>
                      </mtr>
                      <mtr>
                        <mtd>
                          <mrow>
                            <mi>q</mi>
                          </mrow>
                        </mtd>
                        <mtd>
                          <mrow>
                            <mi>p</mi>
                          </mrow>
                        </mtd>
                      </mtr>
                    </mtable>
                  </mrow>
                </mfenced>
                <mo stretchy="false">=</mo>
                <mfenced open="[" close="]">
                  <mrow>
                    <mtable>
                      <mtr>
                        <mtd>
                          <mrow>
                            <mrow>
                              <mrow>
                                <msup>
                                  <mi>p</mi>
                                  <mn>2</mn>
                                </msup>
                                <mo stretchy="false">+</mo>
                                <mn>2pq</mn>
                              </mrow>
                              <mo stretchy="false">+</mo>
                              <msup>
                                <mn>2q</mn>
                                <mn>2</mn>
                              </msup>
                            </mrow>
                          </mrow>
                        </mtd>
                        <mtd>
                          <mrow>
                            <mrow>
                              <mn>2pq</mn>
                              <mo stretchy="false">+</mo>
                              <msup>
                                <mi>q</mi>
                                <mn>2</mn>
                              </msup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n>2pq</mn>
                              <mo stretchy="false">+</mo>
                              <msup>
                                <mi>q</mi>
                                <mn>2</mn>
                              </msup>
                            </mrow>
                          </mrow>
                        </mtd>
                        <mtd>
                          <mrow>
                            <mrow>
                              <msup>
                                <mi>p</mi>
                                <mn>2</mn>
                              </msup>
                              <mo stretchy="false">+</mo>
                              <msup>
                                <mi>q</mi>
                                <mn>2</mn>
                              </msup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sub>
                <mi>T</mi>
                <mrow>
                  <mi>p</mi>
                  <mi>'</mi>
                  <mi>q</mi>
                  <mi>'</mi>
                </mrow>
              </msub>
            </mrow>
          </mrow>
        </mtd>
      </mtr>
      <mtr>
        <mtd>
          <mrow/>
        </mtd>
      </mtr>
      <mtr>
        <mtd>
          <mrow>
            <mi>p</mi>
            <mrow>
              <mi>'</mi>
              <mo stretchy="false">=</mo>
              <mrow>
                <msup>
                  <mi>p</mi>
                  <mn>2</mn>
                </msup>
                <mo stretchy="false">+</mo>
                <msup>
                  <mi>q</mi>
                  <mn>2</mn>
                </msup>
              </mrow>
            </mrow>
          </mrow>
        </mtd>
      </mtr>
      <mtr>
        <mtd>
          <mrow>
            <mi>q</mi>
            <mrow>
              <mi>'</mi>
              <mo stretchy="false">=</mo>
              <mrow>
                <mn>2pq</mn>
                <mo stretchy="false">+</mo>
                <msup>
                  <mi>q</mi>
                  <mn>2</mn>
                </msup>
              </mrow>
            </mrow>
          </mrow>
        </mtd>
      </mtr>
    </mtable>
    <annotation encoding="StarMath 5.0">left [ matrix {
ap + aq + bq ##
aq + bp
} right ] =

left [ matrix {
p + q # q ##
q # p
} right]

left [ matrix {
a ##
b
} right ]

newline newline

T_pq = left [ matrix {
p + q # q ##
q # p
} right] 

newline newline

T_pq^2 = left [ matrix {
p + q # q ##
q # p
} right] left [ matrix {
p + q # q ##
q # p
} right] = left [ matrix {
p^2 + 2pq + 2q^2 # 2pq + q^2 ##
2pq + q^2 # p^2 + q^2
} right] = T_{p'q'}

newline newline

p' = p^2 + q^2 newline
q' = 2pq + q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18:18:14</meta:creation-date>
    <meta:generator>LibreOffice/3.6$MacOSX_x86 LibreOffice_project/2ef5aff-a6fb0ff-166bdff-cf087ad-0f1389</meta:generator>
  </office:meta>
</office:document-meta>
</file>